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style:style style:name="T61" style:family="text">
      <style:text-properties officeooo:rsid="007493f4"/>
    </style:style>
    <style:style style:name="T62" style:family="text">
      <style:text-properties officeooo:rsid="0075de01"/>
    </style:style>
    <style:style style:name="T63" style:family="text">
      <style:text-properties officeooo:rsid="007687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3158453427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1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3854132672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<text:span text:style-name="T63">zana</text:span> Magiczn<text:span text:style-name="T63">a</text:span> Istot<text:span text:style-name="T63">a</text:span>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969800584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ave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13141470786970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2765783549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2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4182675590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ae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1769617471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3614620445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s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1012886678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4156456093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71897765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2445165953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3206604997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2323846306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660803586" text:style-name="L14">
        <text:list-item>
          <text:p text:style-name="P108">Object Bond (Więź z Obiektem)</text:p>
        </text:list-item>
        <text:list-item>
          <text:p text:style-name="P109">Object Bond Mastery (Mistrzostwo Więzi <text:s/>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3615691921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2874198584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3482183747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3104276741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1853803957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358608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2037330639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3388625456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2979035216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2049503471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5-30T01:31:37.249000000</dc:date>
    <meta:editing-duration>PT16H31M33S</meta:editing-duration>
    <meta:editing-cycles>57</meta:editing-cycles>
    <meta:document-statistic meta:table-count="0" meta:image-count="0" meta:object-count="0" meta:page-count="23" meta:paragraph-count="1134" meta:word-count="5794" meta:character-count="38375" meta:non-whitespace-character-count="34815"/>
  </office:meta>
</office:document-meta>
</file>